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</office:automatic-styles>
  <office:body>
    <office:text text:use-soft-page-breaks="true">
      <text:p text:style-name="P1">Eisen voor de level voor ons spel</text:p>
      <text:list text:style-name="LFO1" text:continue-numbering="true">
        <text:list-item>
          <text:p text:style-name="P2">Gothic stijl</text:p>
        </text:list-item>
        <text:list-item>
          <text:p text:style-name="P3">Cathedral achtig</text:p>
        </text:list-item>
        <text:list-item>
          <text:p text:style-name="P4">Donkerig, Onweer</text:p>
        </text:list-item>
        <text:list-item>
          <text:p text:style-name="P5">Wat boven zit is meer holy</text:p>
        </text:list-item>
        <text:list-item>
          <text:p text:style-name="P6">Wat onder zit is sp00ky</text:p>
        </text:list-item>
        <text:list-item>
          <text:p text:style-name="P7">De map heeft pen veld en speet in kamers</text:p>
        </text:list-item>
        <text:list-item>
          <text:p text:style-name="P8">Gebouwen met veld</text:p>
        </text:list-item>
        <text:list-item>
          <text:p text:style-name="P9">Moet ruimte komen voor controlpoints, 2 in het veld en 1 in ieder area</text:p>
        </text:list-item>
        <text:list-item>
          <text:p text:style-name="P10">Paar Choke point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10-13T09:33:00Z</meta:creation-date>
    <dc:date>2016-10-13T09:42:00Z</dc:date>
    <meta:template xlink:href="Normal" xlink:type="simple"/>
    <meta:editing-cycles>1</meta:editing-cycles>
    <meta:editing-duration>PT540S</meta:editing-duration>
    <meta:document-statistic meta:page-count="1" meta:paragraph-count="1" meta:word-count="43" meta:character-count="279" meta:row-count="1" meta:non-whitespace-character-count="237"/>
  </office:meta>
</office:document-meta>
</file>